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8a3e8" officeooo:paragraph-rsid="0018a3e8"/>
    </style:style>
    <style:style style:name="P2" style:family="paragraph" style:parent-style-name="Standard">
      <style:paragraph-properties fo:text-align="center" style:justify-single-word="false"/>
      <style:text-properties officeooo:rsid="0018a3e8" officeooo:paragraph-rsid="0018a3e8"/>
    </style:style>
    <style:style style:name="P3" style:family="paragraph" style:parent-style-name="Standard">
      <style:text-properties fo:font-style="italic" officeooo:rsid="0018a3e8" officeooo:paragraph-rsid="0018a3e8" style:font-style-asian="italic" style:font-style-complex="italic"/>
    </style:style>
    <style:style style:name="P4" style:family="paragraph" style:parent-style-name="Standard">
      <style:text-properties officeooo:paragraph-rsid="0018a3e8"/>
    </style:style>
    <style:style style:name="P5" style:family="paragraph" style:parent-style-name="Standard">
      <style:text-properties officeooo:rsid="0019a42f" officeooo:paragraph-rsid="0019a42f"/>
    </style:style>
    <style:style style:name="P6" style:family="paragraph" style:parent-style-name="Standard">
      <style:text-properties officeooo:rsid="001b0c96" officeooo:paragraph-rsid="001b0c96"/>
    </style:style>
    <style:style style:name="P7" style:family="paragraph" style:parent-style-name="Standard">
      <style:text-properties officeooo:rsid="001bb05c" officeooo:paragraph-rsid="001bb05c"/>
    </style:style>
    <style:style style:name="P8" style:family="paragraph" style:parent-style-name="Standard">
      <style:text-properties officeooo:rsid="001dedd0" officeooo:paragraph-rsid="001dedd0"/>
    </style:style>
    <style:style style:name="P9" style:family="paragraph" style:parent-style-name="Standard">
      <style:text-properties officeooo:rsid="001e60a6" officeooo:paragraph-rsid="001e60a6"/>
    </style:style>
    <style:style style:name="P10" style:family="paragraph" style:parent-style-name="Standard">
      <style:text-properties officeooo:rsid="001e8ce3" officeooo:paragraph-rsid="001e8ce3"/>
    </style:style>
    <style:style style:name="P11" style:family="paragraph" style:parent-style-name="Standard">
      <style:text-properties officeooo:rsid="001eb241" officeooo:paragraph-rsid="001eb241"/>
    </style:style>
    <style:style style:name="P12" style:family="paragraph" style:parent-style-name="Standard">
      <style:text-properties officeooo:rsid="001eb241" officeooo:paragraph-rsid="001f63f9"/>
    </style:style>
    <style:style style:name="P13" style:family="paragraph" style:parent-style-name="Standard">
      <style:text-properties officeooo:rsid="001f63f9" officeooo:paragraph-rsid="00215f15"/>
    </style:style>
    <style:style style:name="P14" style:family="paragraph" style:parent-style-name="Standard">
      <style:text-properties officeooo:rsid="00230178" officeooo:paragraph-rsid="00230178"/>
    </style:style>
    <style:style style:name="P15" style:family="paragraph" style:parent-style-name="Standard">
      <style:text-properties officeooo:rsid="00249cd5" officeooo:paragraph-rsid="00249cd5"/>
    </style:style>
    <style:style style:name="P16" style:family="paragraph" style:parent-style-name="Standard">
      <style:text-properties officeooo:rsid="0024b689" officeooo:paragraph-rsid="0024b689"/>
    </style:style>
    <style:style style:name="P17" style:family="paragraph" style:parent-style-name="Standard">
      <style:text-properties officeooo:rsid="00251113" officeooo:paragraph-rsid="00251113"/>
    </style:style>
    <style:style style:name="P18" style:family="paragraph" style:parent-style-name="Standard">
      <style:text-properties officeooo:rsid="0026cd31" officeooo:paragraph-rsid="0026cd31"/>
    </style:style>
    <style:style style:name="P19" style:family="paragraph" style:parent-style-name="Standard">
      <style:text-properties officeooo:rsid="0027753a" officeooo:paragraph-rsid="0027753a"/>
    </style:style>
    <style:style style:name="P20" style:family="paragraph" style:parent-style-name="Standard">
      <style:text-properties officeooo:rsid="0027d01a" officeooo:paragraph-rsid="0027d01a"/>
    </style:style>
    <style:style style:name="P21" style:family="paragraph" style:parent-style-name="Standard">
      <style:text-properties officeooo:rsid="0027e392" officeooo:paragraph-rsid="0027e392"/>
    </style:style>
    <style:style style:name="P22" style:family="paragraph" style:parent-style-name="Standard">
      <style:text-properties officeooo:rsid="00296c97" officeooo:paragraph-rsid="00296c97"/>
    </style:style>
    <style:style style:name="P23" style:family="paragraph" style:parent-style-name="Standard">
      <style:text-properties officeooo:rsid="002a353e" officeooo:paragraph-rsid="002a353e"/>
    </style:style>
    <style:style style:name="P24" style:family="paragraph" style:parent-style-name="Standard">
      <style:text-properties officeooo:rsid="002ae7b4" officeooo:paragraph-rsid="002ae7b4"/>
    </style:style>
    <style:style style:name="P25" style:family="paragraph" style:parent-style-name="Standard">
      <style:text-properties officeooo:rsid="002c9acb" officeooo:paragraph-rsid="002c9acb"/>
    </style:style>
    <style:style style:name="P26" style:family="paragraph" style:parent-style-name="Standard">
      <style:text-properties officeooo:rsid="002d3f61" officeooo:paragraph-rsid="002d3f61"/>
    </style:style>
    <style:style style:name="P27" style:family="paragraph" style:parent-style-name="Standard">
      <style:text-properties officeooo:rsid="002e8023" officeooo:paragraph-rsid="002e8023"/>
    </style:style>
    <style:style style:name="P28" style:family="paragraph" style:parent-style-name="Standard">
      <style:text-properties officeooo:rsid="002f8590" officeooo:paragraph-rsid="002f8590"/>
    </style:style>
    <style:style style:name="P29" style:family="paragraph" style:parent-style-name="Standard">
      <style:text-properties officeooo:rsid="003152b9" officeooo:paragraph-rsid="003221b4"/>
    </style:style>
    <style:style style:name="P30" style:family="paragraph" style:parent-style-name="Standard">
      <style:text-properties officeooo:rsid="003221b4" officeooo:paragraph-rsid="003221b4"/>
    </style:style>
    <style:style style:name="P31" style:family="paragraph" style:parent-style-name="Standard">
      <style:text-properties officeooo:rsid="0033e328" officeooo:paragraph-rsid="0033e328"/>
    </style:style>
    <style:style style:name="P32" style:family="paragraph" style:parent-style-name="Standard">
      <style:text-properties officeooo:rsid="00359938" officeooo:paragraph-rsid="00359938"/>
    </style:style>
    <style:style style:name="P33" style:family="paragraph" style:parent-style-name="Standard">
      <style:text-properties officeooo:rsid="0035aa10" officeooo:paragraph-rsid="0035aa10"/>
    </style:style>
    <style:style style:name="T1" style:family="text">
      <style:text-properties officeooo:rsid="0018a3e8"/>
    </style:style>
    <style:style style:name="T2" style:family="text">
      <style:text-properties officeooo:rsid="0019a42f"/>
    </style:style>
    <style:style style:name="T3" style:family="text">
      <style:text-properties officeooo:rsid="001b0c96"/>
    </style:style>
    <style:style style:name="T4" style:family="text">
      <style:text-properties officeooo:rsid="001cfafd"/>
    </style:style>
    <style:style style:name="T5" style:family="text">
      <style:text-properties officeooo:rsid="001dedd0"/>
    </style:style>
    <style:style style:name="T6" style:family="text">
      <style:text-properties officeooo:rsid="001e60a6"/>
    </style:style>
    <style:style style:name="T7" style:family="text">
      <style:text-properties officeooo:rsid="001e8ce3"/>
    </style:style>
    <style:style style:name="T8" style:family="text">
      <style:text-properties officeooo:rsid="001eb241"/>
    </style:style>
    <style:style style:name="T9" style:family="text">
      <style:text-properties officeooo:rsid="001f63f9"/>
    </style:style>
    <style:style style:name="T10" style:family="text">
      <style:text-properties officeooo:rsid="00215f15"/>
    </style:style>
    <style:style style:name="T11" style:family="text">
      <style:text-properties officeooo:rsid="00236c3b"/>
    </style:style>
    <style:style style:name="T12" style:family="text">
      <style:text-properties officeooo:rsid="0024b689"/>
    </style:style>
    <style:style style:name="T13" style:family="text">
      <style:text-properties officeooo:rsid="00251113"/>
    </style:style>
    <style:style style:name="T14" style:family="text">
      <style:text-properties officeooo:rsid="0026cd31"/>
    </style:style>
    <style:style style:name="T15" style:family="text">
      <style:text-properties officeooo:rsid="002c9acb"/>
    </style:style>
    <style:style style:name="T16" style:family="text">
      <style:text-properties officeooo:rsid="002d3f61"/>
    </style:style>
    <style:style style:name="T17" style:family="text">
      <style:text-properties officeooo:rsid="002e8023"/>
    </style:style>
    <style:style style:name="T18" style:family="text">
      <style:text-properties officeooo:rsid="002f8590"/>
    </style:style>
    <style:style style:name="T19" style:family="text">
      <style:text-properties officeooo:rsid="003152b9"/>
    </style:style>
    <style:style style:name="T20" style:family="text">
      <style:text-properties officeooo:rsid="003221b4"/>
    </style:style>
    <style:style style:name="T21" style:family="text">
      <style:text-properties officeooo:rsid="003599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Logic of Spirituality</text:p>
      <text:p text:style-name="P2">by Sven Nilsen, 2026</text:p>
      <text:p text:style-name="P1"/>
      <text:p text:style-name="P3">In this essay, I dive deep into what might be the logical structure of spirituality and how it shapes religious beliefs. This is a summary of an idea that has been floating around in the Path Semantics project to build a language bridge to theology. I describe the function of spirituality in human culture and society and explain how the logic of spirituality supports and enforces spiritual sense.</text:p>
      <text:p text:style-name="P1"/>
      <text:p text:style-name="P4"><text:span text:style-name="T1">Experiments with animals suggest that superstition can be learned by psychological conditioning. Psychological conditioning is when there is a symbol presented close in time before a reward. In the famous experiments performed by </text:span>Ivan Petrovich Pavlov, <text:span text:style-name="T1">dogs were trained to show signs of anticipation of food, such as sickling, without directly observing the food they were consuming, but through an announcement symbol, the sound of a bell. Similar observations have been made in the study of pigeons, where the birds pick up behavior </text:span><text:span text:style-name="T2">that has no physical correlation with reward, but because the reward was presented coincidentally right after that behavior, the birds replay this behavior to try maximize the rewards. All this knowledge from experiments suggests very complex interactions between memory, repetition of behavior and learning in animals. While one might argue that not all animals have conscious experiences about their superstitious behavior, the common pattern is the ability to process symbols, which meaning is assigned arbitrarily, in the context of reward.</text:span></text:p>
      <text:p text:style-name="P4"/>
      <text:p text:style-name="P5">Processing symbols requires some kind of cognitive capacity. Much of this function in animals, is still a field of active research. Therefore, there is a lot of things that are currently unknown about such processes. One thing is to monitor brain activity to measure different regions when some task is performed. This gives scientists insight into the overall architecture of processing symbols. Still, another thing is to determine when some new symbols has started to manifest and generate meaning in the latent neural structure. Research in machine learning provides some insights that are hard to perform on live animals, but they serve as generalist models, that might not reflect the particular physiology of some species of animal. At the best, scientists are refining working hypotheses about how brains process symbols in general, without having a definite solid basis about individual species. <text:span text:style-name="T3">There have been attempts at modeling fully virtual animals, such that of a small worm in precise detail, or a mouse, using statistical modeling. These virtual models provide scientists with insights that are difficult to replicate in a lab, but with improved machine learning algorithms and sensors, the hope is that such virtual models can predict behavior in real time of specimen.</text:span></text:p>
      <text:p text:style-name="P5"/>
      <text:p text:style-name="P6">When it comes to the human brain, which is the most complex machine known in existence, this task of predicting human behavior in advance based on formation of symbols and superstitious behavior, seems to currently be close to an intractable problem. The amount of compute needed, alone, pushes the limits of hardware design of super computers. In Science, theories evolve by making real world predictions. Without making any predictions, a theory is not scientific. However, there are processes that happen in the real world which are unpredictable, such as stock markets. Despite that it is difficult to predict stock prices of tomorrow, once there are changes, it is a trivial task to store the history of such changes. With other words, there are some phenomena that scientists can observe, but not predict, which require developing theory as a tool for making measurements of the observations. As these tools develop, the prediction power can increase over time partially and enable limited predictions. This approach, of not assuming that spirituality in the species of homo sapiens can be fully predicted, but make progress by developing better tools for observations, is the one I take to find the logic of spirituality. Every such project must make some basic assumptions that are only heuristics, to reduce the intractable problem down to something that at least in theory is possible to reason about.</text:p>
      <text:p text:style-name="P7"><text:soft-page-break/>One common assumption in all of Science is naturalism. Naturalism is the belief that the world can be explained through natural phenomena and causes. Such natural phenomena and causes require evidence. For example, if somebody says they saw a wolf, then this is not evidence, but hearsay. People need to present evidence, for example picture or video of the wolf, or wolf tracks, or helping to find the wolf such that it might be observed. Without evidence, it is not Science, even the claim is about something that could be natural in principle. As spirituality exclusively deals with phenomena that are not supported by evidence, but are framed in cultural and social context, a theory about the logic of spirituality can not be based on what most practitioners of spirituality claim. The only relevance is whether there is some evidence to back up the theory.</text:p>
      <text:p text:style-name="P7"/>
      <text:p text:style-name="P7">The inspiration to go look for the logic of spirituality, came from a meta-linguistic observation of a partial equivalence operator, that was needed to be introduced in the foundation of Path Semantics. This operator is path semantical quality, which in logic is propositional. It is a binary operator and uses two wave symbols `~~`, such that `a ~~ b` is read “A is qual to B”. What makes this operator interesting with respect to spirituality, is that some observations of religious theology closely follows a similar structure. <text:span text:style-name="T4">From a perspective of history, this is a profound discovery, since it gives some insights into the philosophy of ancient religion.<text:line-break/><text:line-break/>At a superficial level of language, ancient religion seems to be based on superstition, but when viewed in lens of culture and social context, there is an emergent layer of meaning that has deeper symbolic content. Ancient people used stories to explain natural phenomena, such as the ocean, which their deities played an important role. Now, while such claims were based on superstition, these stories also added metaphorical symbolism in their use, reflecting the psychology of the worshipers. The metaphorical symbolism played an important role to enforce the superstitious beliefs, that engaged members of the tribe to participate in rituals and yearly celebrations. All this social activity is extremely complex and therefore a logic of spirituality can not fully cover the details of religious practice. This is why I back up this perspective with interpretations, which might be thought of additional assumptions I use to simplify the complexity down to something reasonable. These interpretations are not naturalistic, but speculative, partially grounded in observations and partially grounded in the interest to build a bridge from Path Semantics to theology. This bridge needs eventually to be based on the foundation of Path Semantics and such must be thought of as a biased perspective, that only gives partial insights into phenomena. Path Semantics is useful to connect domains of human knowledge, even </text:span><text:span text:style-name="T5">the transformation across domains is constructed semantics, a language design, instead of objective.</text:span></text:p>
      <text:p text:style-name="P7"/>
      <text:p text:style-name="P8">The basic observation of ancient religion that motivate the use of path semantical quality, is that the notion of spirituality in ancient religion is based on social relationships. For example, the worship of ancestors, blessing and curses, belief in invisibly presence of good and evil spirits, reincarnation, healing miracles and battle miracles etc. The list goes on and on, about all the aspects of ancient religion that has explicitly to do with social relationships. What I mean by this, is that the spiritual is something that takes place between two imagined entities, the person having the spiritual experience and some imaginary entity outside that person in some sense, whether one talks about spiritual possession or a spiritual projection. This relationship is modeled upon social relationships between people. <text:span text:style-name="T6">Therefore, it is not an objective relationship in the sense of scientific evidence, where some instrument measures something in the real world. Instead, spirituality in ancient religion is a social phenomena, even if that social phenomena is restricted to a single mind, e.g. a hermit living in isolation from the rest of society. This observation is the key to unravel the rest of the logical structure.</text:span></text:p>
      <text:p text:style-name="P8"/>
      <text:p text:style-name="P9">The consensus of evolutionary biologists today is that the human brain has largely been driven up in complexity due to the need to solve complex social problems. It is therefore not strange why spirituality is based on social relationships, because this is the central class of problems.</text:p>
      <text:p text:style-name="P9"><text:soft-page-break/>The first step is to combine the two observations, that spirituality in ancient religion is based on social relationships and the perspective from evolutionary biology, that reasoning about social relationships is central to the natural selection of brain complexity in the species homo sapiens. When these two observations are combined, it becomes natural to question what kind of logical structure might support reasoning about social relationships. A such logical structure might be beneficial for survival, as it would require less energy to reproduce, when the environment favors reasoning about social problems. <text:span text:style-name="T7">However, while this is a prediction of the hypothesis, that some logical structure for social relationships can reduce the amount of energy required to reproduce, it has not been tested in experiments, whether a such logical structure actually reduces the amount of energy required. One challenge of conducting such experiments, is that the logical structure must be isolated in the brain and turned on or off through a controlled parameter, while measuring the energy used in a very complex social environment. It is doubtful whether scientists can conduct such experiments in the near future. While the argument might seem convincing based on the two observations, it is not scientific without making specific predictions. Now, an additional problem is that without knowing what particular logical structure might support reasoning about social relationships, it is hard to design experiments. One can not assume there are such logical structures in general, without proposing hypothetical theories about specific logical structures that are testable, in order to make a such endeavor a scientific enterprise.</text:span></text:p>
      <text:p text:style-name="P9"/>
      <text:p text:style-name="P10">In attempt to propose a such hypothetical theory about the logical structure that supports reasoning about social relationships, I will limit myself to the perspective of Path Semantics. I will not explore alternatives outside the field of Path Semantics. This is a severe limitation, but it is done in the interest of building a bridge from Path Semantics to theology. <text:span text:style-name="T8">This bridge has applications, but it still must be regarded as subjective, since it only explores this view using one particular approach. It is not my intention to claim that this is the final objective answer to the logic of spirituality. I expect that there will be other competing scientific theories in the future. My desire is to get this theory debunked by experiment, if possible. It would be a personal defeat if it is not falsifiable.</text:span></text:p>
      <text:p text:style-name="P10"/>
      <text:p text:style-name="P12">The perspective that path semantical quality gives, is the observation that this is a partial equivalence operator. To explain the map to spirituality, I have to appeal to the observation that spirituality in ancient religion is based on social relationships. Without this appeal, I do not have a strong argument. To the extent the reader accepts this observation, I can continue elaborating on why spirituality based on social relationships models partial equivalence. Partial equivalence is formalized using two properties: Symmetry and transitivity.</text:p>
      <text:p text:style-name="P12"/>
      <text:p text:style-name="P12">I will claim that the symmetry property is the most explicitly expressed relationship in ancient religion, which appears in the form of The Golden Rule. This rule is known be used across several cultures, in different places, without there being any physical processes necessarily involved in the spread of this teaching. As far as this teaching might go back to a common older source, which case <text:span text:style-name="T9">it </text:span>must have been kept around for a long time, probably because it was useful. Geographically, there are thousands of kilometers between similar teachings of The Golden Rule. Logically, symmetry of path semantical quality is written `a ~~ b → b ~~ a`, which is read “A qual to B proves B qual to A”. When taught in ancient religion, it was phrased as “do onto others as you want others do to you”. <text:span text:style-name="T9">When interpreting this statement, it can be thought of as acting with benevolence on part of other people, according to the personal desire of social behavior from others. A such interpretation can make it needlessly complicated, so I will rephrase it as “help people, so they can help you”. For example, if a person is in danger of dying, saving them enables the person to save you at a later point in time. However, if the person is dead, then it is not possible for the person to save you. From this perspective, symmetry is a strictly evolutionary behavior trait to increase chance of survival in groups. It is important for me to not go outside the naturalistic assumption here. While the meaning of symmetry in this sense is based on reasoning about social problems, it is the appeal to spirituality as being about social relationships, that connects to the language level of spirituality.</text:span></text:p>
      <text:p text:style-name="P13"><text:soft-page-break/>The transitivity property <text:span text:style-name="T10">was</text:span> <text:span text:style-name="T10">less</text:span> explicitly expressed as a teaching in ancient religion, but was frequently told in stories. The basic idea to help somebody you want to help, if you can not do this directly, then you might help somebody else that can help those you want to help. <text:span text:style-name="T10">The reason why this property was less taught explicitly, could be that the notion of “help me” could mean to help one’s own group of people, as “me” was not necessarily distinct from the group. Therefore, The Golden Rule could be applied on group level and therefore cover transitivity. </text:span><text:span text:style-name="T8">Logically, </text:span><text:span text:style-name="T10">transitivity</text:span><text:span text:style-name="T8"> of path semantical quality is written `a ~~ b </text:span><text:span text:style-name="T10">&amp; b ~~ c</text:span><text:span text:style-name="T8"> → </text:span><text:span text:style-name="T10">a</text:span><text:span text:style-name="T8"> ~~ </text:span><text:span text:style-name="T10">c</text:span><text:span text:style-name="T8">`, </text:span><text:span text:style-name="T10">which reads “A qual to B and B qual to C proves A qual to C”. It is a more complex idea, that might require more nuance of level in language that many people could express explicitly. Ancient people would take many complex forms of behavior and group them together under simple stories and ideas. The nuance here requires planning, in a such way that can be considered advanced level of reasoning. Instead of saying lots of words, that might be confusing for listeners, people told simple stories with layered meanings that the listeners reflected upon. The processing of symbols was kind of like a mental playground, where toy versions of deities were used as cognitive dolls to learn. These cognitive dolls were not considered the same as the deities told through authoritative sources, but a personal space where people used their own imagination and creativity. Many people might have trouble translating expressions into their own mental models, but they might easily reconstruct this knowledge mentally, through cognitive play. This mental play is part of the shared experience of spirituality in ancient religion, which enabled people to identify deities with teachings and learning.</text:span></text:p>
      <text:p text:style-name="P11"/>
      <text:p text:style-name="P14">Again, this is an appeal to spirituality based on social relationships. Many ancient people might not have a concrete idea of benevolence against people in general. Their method of learning was through using deities to symbolize the abstract activity of some behavior, which by identifying these deities with their own group, came to mean applying these behaviors toward people of the same group. Their ability to reason about behavior toward other groups was probably much more limited. This trait makes sense from the perspective of evolutionary biology, where more energy is spent reasoning about one’s own group and less energy is spent reasoning about other groups. The language boundary that deities formed to identify one’s own group versus those outside, enforced this use of energy, which was taught as wisdom to all people within the group. By using this system for all individuals inside the group, the group as a whole could extract more surplus energy.</text:p>
      <text:p text:style-name="P14"/>
      <text:p text:style-name="P14">Despite that partial equivalence can explain reasoning about social relationships, one must keep in mind that ancient people did not have the concept of energy that modern people have. Their view would be based on superstition only. This superstition overlaps with spirituality, to the extent one accepts that spirituality in the ancient world is based on social relationships. Notice that without this argument, the whole thing falls apart. <text:span text:style-name="T11">Superstition is possible for animals, including humans, in general. However, superstition is not necessarily the same ting as spirituality. Spirituality requires established symbols of superstitious behavior, such as religious rituals and practices. In modern times, people associate spirituality with meditation, contemplation and wondering. To some extent, this existed in ancient religion too, but the emphasis was more on mysterious behavior. For example, the sacrifice of animals to deities was a symbolic act, which behavior was perceived as inherently mysterious to the participants. This was very unlike the “soft spirituality” that people think of today. Ancient people slaughtered animals as part of religious practice and studied their organs in attempt to predict the future. Such behavior is superstition. While saving energy explains some of the reason human brains could have a logical structure to support reasoning about social problems, superstitious behavior can also consume more energy surplus than it gives back.</text:span></text:p>
      <text:p text:style-name="P14"/>
      <text:p text:style-name="P15">The actual link between partial equivalence and spirituality, is that, based on evolutionary biology, some logical structure emerges in human brains that is beneficial for survival when the environment favors reasoning about social relationships. Once this logical structure is in place, for example in the form of partial equivalence, the spiritual practice reuses this component over and over, such that the spiritual is connected with social relationships. It is higher level superstition of social activity.</text:p>
      <text:p text:style-name="P15"><text:soft-page-break/>For example, an ancient person prays to a thunder god, in the hope that lightening will not strike them while traveling. The higher level superstition here, is not merely behavior that is performed before a reward, but it is precisely based on established symbols. The deity is seen as in control of lightening and related to by the person praying, as if it was a person that one can form social relationships with. Like natural social relationships, a longer imagined relationship to a thunder god is perceived as more favorable than a short imagined relationship. One can see that the modern language of energy has a hidden role in <text:span text:style-name="T12">this</text:span> processing of symbols, even this processing of symbols is based on top of some logical structure supporting reasoning about social relationships.</text:p>
      <text:p text:style-name="P15"/>
      <text:p text:style-name="P16">Generating surplus of energy is important to establish the argument why there could be a logical structure supporting reasoning about social relationships, but at higher level of superstitious behavior, this argument can be counter-productive. It is best to explain how a such logical structure gets established, but it is not a universal insight into how spirituality is formed. For spirituality to form in the species of homo sapiens, my argument is that it needs a logical structure to support it, regardless of whether this logical structure generates surplus energy or not. Therefore, in my view, this is a logic of spirituality, not merely a logic of social relationships. It might be true that spirituality in ancient religion is based on social relationships, but as these ideas evolve and become more refined, they take on more abstract meaning. In that sense, the logical structure and the theology of spirituality become more or less the same thing. There is a deep layer, which is about generating surplus of energy, but there is also a surface layer, which is about how theology works. My goal is to build a bridge from Path Semantics to theology, but this bridge needs a scientific explanation in the history of religion. Otherwise, this bridge might seem inherently mysterious.</text:p>
      <text:p text:style-name="P16"/>
      <text:p text:style-name="P16">Many people, when they first encounter Path Semantics, immediately see overlapping meaning with spirituality. This is not strange, as the word “path” or “way” is commonly used to describe a spiritual journey. However, I am not building Path Semantics with the intention to reintroduce spirituality in Science, or something like that. I am developing a theory, that stands on its own, only based on its logical foundation, which I also build bridges to various domains of human knowledge. Therefore, the priority is equally to build a bridge to mathematics, as it is to theology. <text:span text:style-name="T13">Mathematics and programming were the first domains and it is from the experience in these domains that I started thinking about theology, because theology lacks a proper ground work, unlike mathematics. I worried that as I built a more and more complex bridge to theology, that there would be a bridge to nowhere, a version of theology which is not accepted by any theologian today. This has been frustrating, because despite the emphasis in religions on the structure in theology, that connects to path semantical quality, this structure has never been explained. One would expect that somebody who claims something is extremely important, to provide an explanation why it is extremely important and not just restate the same claims over and over. Why does it make sense that there is this particular structure, instead of another one? The best answer I can get, is through evolutionary biology, because there seems to be few theologians today that are interested in this question.</text:span></text:p>
      <text:p text:style-name="P16"/>
      <text:p text:style-name="P17">With other words, when some notion of spirituality is based on social relationships, and there are social relationships that are imaginary where toy deities are used in a mental person<text:span text:style-name="T14">al</text:span> space for imagination and creativity, why would you want somebody to learn these exact social relationships? Or, put in other words: What is the point? <text:span text:style-name="T14">If you are making claims without evidence, then what is the appeal of these claims? For example, do these claims resonate emotionally with people?</text:span></text:p>
      <text:p text:style-name="P17"/>
      <text:p text:style-name="P18">Here, I will go in depth about how path semantical quality models precisely the properties that might resonate deeply. It is not only partial equivalence, although some might be impressed by this observation. This stuff goes deeper and deeper and truly opens up a whole new formally based understanding of spirituality. It might shock the reader that this is far from a superficial connection loosely based on generating energy surplus. At the end, I hope you will realize two things, that spirituality is based on superstition, but at the same time extremely complex and profound.</text:p>
      <text:p text:style-name="P18"><text:soft-page-break/>My goal is to convince the reader why spirituality has played a such huge role in human history. To provide arguments why ancient people developed very complex ideas, around what they saw as elegant and beautiful. This perspective was so convincing to ancient people, that many of them could not help but lean into the superstitious beliefs that accompanied their form of spirituality. It is easy to judge ancient people based on their lack of knowledge of modern concepts such as energy and evolution. I want you to see how they thought can also be impressive and sophisticated, but of course within the limitations of their language tools.</text:p>
      <text:p text:style-name="P18"/>
      <text:p text:style-name="P19">In ancient religion, there is usually some kind of mixed Ontology, where some deities exist literally higher up or lower down, geographically. Their deities blended into what they regarded as the natural world. While most educated elites thought of people below them as ignorant, superstition is part of all social classes, either through tolerance and acceptance of deities across cultures, through rejection of it, such as among philosophers, or through the utility of superstition as a tool to control the masses. Different people have different notions of spirituality, but all these notions are applied in context of social relationships. Often, people make up stories they know are false, but they intend them as moral motivations for other people they want to control. They can even be surprisingly honest about this fabrication, without this having any influence on the popularity of these stories.</text:p>
      <text:p text:style-name="P19"/>
      <text:p text:style-name="P19">With other words: The love for a good story, did not let truth get in the way. People know that they are making up stuff and ridicule those who accuse them of doing so, by pretending they did not. There is a deeper level of mocking, where people shame others for not understanding their culture and they use other people’s culture to argue why they know it better, than the people in that culture.</text:p>
      <text:p text:style-name="P19"/>
      <text:p text:style-name="P20">If you read such texts superficially, then it might look like people simply arguing over which version they see as the truth. However, if you pay attentions to the choices people make, then they seem to take themselves less seriously. For example, a person claims four gospels were picked because there are four directions, or similar. An argument that is totally unserious. You would be regarded a fool if you could not understand that this was a joke. This honesty of making arbitrary choices, which is explicitly demonstrated, is because saying it is fun ruins the point of the social exchange. Two people, who fight over small details of interpretations in scripture, might be actually be very good friends in daily life, although it looks they are bitter enemies in their arguments.</text:p>
      <text:p text:style-name="P20"/>
      <text:p text:style-name="P20">When modern people read such arguments and fail to get the jokes, it is because the authors do not have any concepts of modern ideas which modern people use to make sense of the world. They simply regard everyone outside that intellectual circle as part of the ignorant masses. The whole point is to impress and demonstrate mastery of their subject to their colleagues. The proper way to read such texts, is not to think you are smarter than them, but that you are an ignorant person who stumbled upon this text, without having access to the libraries they used. You are simply incapable of getting all the references and cultural inspirations that go into this literary genre.</text:p>
      <text:p text:style-name="P20"/>
      <text:p text:style-name="P21">Yet, one of the biggest mistake people make, is thinking about all the texts as part of a single literary genre. Who would write a poem the same way as a thesis? Who would write a theater play without aiming for a particular planned theater performance? Why do you expect a such theater play would convey wisdom that ought to be read as written in stone? The mixture of genres into one, is a major reason that people take texts ancient people write as way too seriously today. The surviving texts are a slice of a whole living culture, not designed to be passed down for centuries.</text:p>
      <text:p text:style-name="P21"/>
      <text:p text:style-name="P21">In a such cultural literature context, there are all sorts of reasons why people change their texts over time, that has nothing to do with their theology. Sometimes, it might seem an author is making a theological argument, but this could have been a misinterpretation of an older text, that was changed due to external unrelated events. When people argue over variants, this could be caused by historical coincidences, that are outside control, because ancient people do similar mistakes we do.</text:p>
      <text:p text:style-name="P21"><text:soft-page-break/>This background knowledge is important to keep in mind, when reading ancient texts. At the core of spirituality, there is a common logical structure of partial equivalence. Yet, when people argue over specific points, this might be unrelated to the core of spirituality. While both sides of the argument use social relationships as a basis for spirituality, their differences are not covered by the logic of spirituality. Such differences have roots in historical coincidences, fabrication and misinterpretation.</text:p>
      <text:p text:style-name="P21"/>
      <text:p text:style-name="P22">It brings me to the point where I have to explain the argument why I think there is a deeper level to spirituality, which has little to do with specific arguments that people make in their texts. At first sight, this might seem like I am making unsupported claims here. Let me clarify: The two properties of symmetry and transitivity, used as axioms, produces a theorem `a ~~ b → a ~~ a`, which reads as “A qual to B proves A qual to A”. With other words, self-quality, which is a kind of local reflexivity, is a result of quality in a social relationship. This self-quality is unobtainable without the social relationship. If one introduces global reflexivity, then one gets a total equivalence relation. The most natural operator in logic for total equivalence is `a == b`, which reads “A equal to B”. However, total equivalence, when interpreted as a social relationship, does not require social interaction. In principle, one could practice spirituality in isolation from society and without basing this notion of spirituality on social relationships.</text:p>
      <text:p text:style-name="P22"/>
      <text:p text:style-name="P22">When ancient people practice spirituality in isolation from society, for example a hermit living in a desert, they carry with them imaginary social relationship to deities. So, the generated energy surplus from the logical structure when reasoning about social relationships, is not abandoned by the hermit, despite that the logical structure no longer has direct utility. With other words, the hermit nourishes an imaginary social relationship to achieve self-quality, which is explained through evolutionary biology, as the logical structure already in place in the brain. In the species homo sapiens, the issue here is not how symbols are formed representing superstitious behavior, but that people can not stop themselves using such symbols. The logical structure becomes a latent representation in the neural network, that enforces a notion of spirituality reflecting a higher level of superstition. Also, since hermits have less offspring on average, this is consistent with the observation that people who choose such a lifestyle are the exceptions that confirms the rule.</text:p>
      <text:p text:style-name="P22"/>
      <text:p text:style-name="P23">The evolutionary benefit from individuals isolating themselves from their group, can be explained by looking at the entire picture: People from the group travel occasionally to a hermit, motivated by getting answers to some troublesome question, which frees them up from daily tasks to think about the problem while traveling. The isolation of one individual, is used to provide extra-ordinary room for cognition, such that individuals of the group can benefit from an outside perspective of their society. At first sight it might seem a disadvantage, but upon closer inspection there are other upsides, such as reduction of violent conflicts within the group, which are controlled through using this extra space for cognition as an outlet.</text:p>
      <text:p text:style-name="P23"/>
      <text:p text:style-name="P23">In addition to provide an outlet, isolated individuals who practice their spirituality apart from their group, also become symbolized by the rest of the group as avatars of self-quality. Their imaginary role within the society is significant, despite that the physical presence is lacking. This idea gets abstracted into a form of ideal spirituality, where direct self-quality is seen as a higher form of enlightenment. I can express this as “do not let yourself become a burden for others, help yourself first”. While this is a desired state, that signals social status, in practice it is not something that can be assumed universally. Self-quality is a big part of spirituality, but it is one form of the extreme.</text:p>
      <text:p text:style-name="P23"/>
      <text:p text:style-name="P24">Now, what is the other end of this extreme? It is self-inquality. This is where things get more and more interesting. Self-inquality reverses the direction, of a social relationship resulting in self-quality, to self-inquality producing a negated social relationship. While this might sound bad, there are situations where spirituality was used to reduce energy surplus in competing groups. Just like reasoning about social relationships can be used positively, it can also be used negatively.</text:p>
      <text:p text:style-name="P24"><text:soft-page-break/>Think back to where I talked about previously, about the deities being used inside mental personal spaces to learn <text:span text:style-name="T15">from teachings</text:span> within a tribe. From the perspective of a tribal mindset, there are no problems with outsiders who do not explicitly seek self-quality in the sense of their internal social activity. This can be thought of as the lack of self-quality `a ~~ a`, but constructively, this does not imply self-inquality `!(a ~~ a)`. Tolerance in the spirituality of tribes require constructive logic, which has no excluded middle of quality `((a ~~ a) | !(a ~~ a))^true` for all `a`. Excluded middle of quality, is a special case excluded middle in general, which is `(a | !a)^true` for all `a`. Classical logic is too strong for tolerance, so constructive logic is used instead. The irony is that under social pressure, a leader of a tribe might say “you are either with us, or against us”. They signal use of excluded middle of quality to their group, forcing people to pick sides. In periods of peace, constructive logic is used, but when war comes, people change over to classical logic. They start seeing the world in a different way. <text:span text:style-name="T15">Notice that this does not require total equivalence. With partial equivalence and excluded middle, people are forced to make a choice of which side they support.</text:span></text:p>
      <text:p text:style-name="P24"/>
      <text:p text:style-name="P25">This logical structure provides additional benefits, set apart from the properties of symmetry and transitivity: Path semantical quality, does not only fit observations of positive social cooperation, but also predicts what happens in situations of social conflicts. Whether people operate with the intent of cooperation or to cause conflict, the same operator can be used to explain the observations. Now, one has to be careful about the meaning of prediction here. In general, the logical structure does not predict when people use constructive logic. For example, it does not explicitly say that constructive logic <text:span text:style-name="T16">is</text:span> used when there is peace. One way to get around use of classical logic during peace, is to attribute self-quality generously to strangers. This is a common teaching in ancient religion, to welcome strangers as if they were messengers from heaven. You can always kick them out of your village, when you learn about their wrong teachings. The surprising turn from hospitality to hostility, is part of the common village mindset, which some authors, thinking about themselves as above the common village mindset, ridiculed, by having their savior figure entering a village or city with open arms and exiting while having stones thrown after them, or being executed.</text:p>
      <text:p text:style-name="P25"/>
      <text:p text:style-name="P26">With other words, path semantical quality does not give specific predictions. Instead, it can be thought of as a tool to make observations, after the author builds up anticipation and climax in their story and one logical language applying this operator, transitions smoothly into another logical language. This is something that authors enjoy. They know that there is an inconsistency at play here, but they use it to leverage their points, such as the unpredictability of human nature. If you fail to catch the jokes, but think this is recorded historical events, then you would be laughed out of these social circles. The entire point is impress each other, by leaving out such explanations that illiterate people would need to understand their texts. In their view, what makes a text deeply spiritual, is that the fact that it can not be understood by those who are not initiated into that culture.</text:p>
      <text:p text:style-name="P26"/>
      <text:p text:style-name="P26">Spirituality in ancient religion is not just based on social relationships. Authors love to explore the depths of spirituality, where they come up with new perspectives, to push the limits of their language tools. They believe that pushing these limits will give them access to secret knowledge about the cosmos. For example, instead of just thinking about self-inquality as hostility, this can be turned into a belief of the material world, located at the surface of the Earth, as being evil in itself. <text:span text:style-name="T17">Nature was seen as violent by default. However, this evil is not just evil in a moral sense, it can also be a form of terrifying beauty. The world is terrifying, but it is also beautiful. As a social relationship, this can thought of as sexual attraction. You might desire a social relationship, but there is ambiguity and uncertainty whether that social relationship is good for you. This desire for sexual relationship, gets contrasted with an ideal relationship. Inside this ideal relationship, there can also be a kind of extreme form of sexuality, swapping the roles of the social relationships that are contrasted with each other.</text:span></text:p>
      <text:p text:style-name="P26"/>
      <text:p text:style-name="P27">Many ancient religious rituals involved extreme sexual symbolism, often with agricultural motifs.</text:p>
      <text:p text:style-name="P27"><text:soft-page-break/>Scientific experiments on animals and humans demonstrates that brains release higher dopamine spikes when a reward is uncertain, compared to when it is predictable. This means, that humans get more easily addicted to things they are less able to predict in advance. The logical structure of spirituality, enables this rich diversity of surprising elements, which keeps people’s attention and loyalty over time. They are more likely to return, to learn more. Since most of these surprising elements are under the control of the leader, this form of <text:span text:style-name="T18">addiction</text:span> naturally demands loyalty to the leadership structure and imposes social control on the group. When people leave their group, they go through withdrawal symptoms. The need to belong in society is one of the strongest psychological drives, at the same time that determining arbitrarily who belongs and who does not, can easily lead to abuse. All evidence scientists have about ancient religion suggests there is no lack of abuse. There is more than plenty of it, which only becomes peculiar on large scale, when one does not take into the account of our modern knowledge about addiction. With this knowledge at hand, what happened actually makes a lot of sense, given how weak they are to social manipulation.</text:p>
      <text:p text:style-name="P27"/>
      <text:p text:style-name="P28">This level of play, using higher dopamine spikes, is only one piece of the puzzle. There are other pieces, such as path semantical quality `~~` can be defined in terms of a unary operator `~`. Vice versa, the unary operator `~` can be defined as self-quality. In this view, the two operators “quality” and “qubit”, are logically equivalence under Standard Path Semantics. The name “qubit” for the unary operator `~` comes from use of random truth tables seeded by its propositional argument. This <text:span text:style-name="T19">exploits</text:span> parallel processing of brute force proofs in classical logic, since there are no CPU branches. You can read more about this under a reading sequence about the foundation of Path Semantics. I do not want to go into the details here, because I fear this essay will become too long. My point is, that the qubit operator provides a perspective that looks a lot like theology in Buddhism, while the quality operator provides a perspective that looks a lot like theology in Christianity. Since they are logical equivalent, the theory does not tell the differences between Buddhism and Christianity overall, which limits severely the amount of predictions it can make. <text:span text:style-name="T19">While this might seem like a downside at first, my current position is that this logical structure is not exclusive for Buddhism and Christianity, but holds for any religion. All religions have some features that make use of both perspectives. However, when we move to this higher level perspective of spirituality, the logical structure is quite sophisticated already. If all religions have this logical structure of spirituality, then a prediction that follows is that there is no trivial religion.</text:span></text:p>
      <text:p text:style-name="P28"/>
      <text:p text:style-name="P29">With other words, you can pick any religion from around the world and it will be complex. What people claim in these religions vary greatly, but the notions of spirituality have all something to do with social relationships supported by this logical structure. This complexity of spirituality, depends on the history of thought within traditions and how they were influenced by other cultures. Now, a natural question is to ask, is how much complexity is there room for in this logical structure? The answer is infinite, when one can apply the qubit operator to itself indefinitely. This forms an infinite-valued logic. The number of times the qubit operator is applied, corresponds to a homotopy level in Homotopy Type Theory, but with a stronger propositional theory. Despite that the logical structure is a subset of these homotopy levels, the number of possible binary operators grow super-exponentially. It is a such rich theory, that there is no computer today than can even list all the binary operators after a few levels. So, the room of complexity is immense, but in the lowest level, where the qubit operator is used zero times, corresponds to normal single-valued logic. The higher levels reflect the structure of normal logic, with an enormous amount of island languages, that are logical in some sense, although they differ from each other. Normal logic can be thought of as a projected shadow of these higher dimensional languages. This fact is also used in ancient religions, to separate the material world from the spiritual world.<text:line-break/><text:line-break/>The spiritual world is seen as richer in meaning than the material world, <text:span text:style-name="T20">unseen, but revealed through initiation into its mysteries. Many ancient stories tell how some of the creative power of deities survived the creation of the world and seeded spirits of humans.</text:span></text:p>
      <text:p text:style-name="P29"><text:soft-page-break/><text:span text:style-name="T20">A common theme: There is a secret plan against evil and through the end of the world, when a selected people will become the rulers of the entire Earth. Which people? Your tribe, of course.</text:span></text:p>
      <text:p text:style-name="P29"/>
      <text:p text:style-name="P30">Instead of spirituality moving away from social relationships over time, it doubles down. Social relationships become idealized, glorified and divinized. Any attempt to find another approach, inevitable leads back to the same theme. When a person from some tribe learns about other cultures and mindsets, the person uses their newly obtained knowledge to rationalize and justify their existing beliefs and practices. Their personal connection to the divine, which is invariably a social relation, plays the most important role and the entire world is seen as rotating around that belief. For example, when people explore the logical structure of spirituality, they take it as signs of their own practice and culture being the correct one, as if the logical structure is not merely a historical coincidence, but a pre-existent eternal tool that was meant to be handed over to them at some point in time. Human beings view themselves at the center and judges other cultures based on their perspective by default. When they learn more, they just go deeper, seeing a richer world of spirituality, behind the one they first learned about. They do not leave social relationships behind in their notion of spirituality, but develop them on even more advanced levels.</text:p>
      <text:p text:style-name="P30"/>
      <text:p text:style-name="P31">In additional to the social relationships, path semantical quality, and logically equivalently, the path semantical qubit, can be interpreted as propagating propositions across moments of time, in the time interpretation of the core axiom of Path Semantics. This probably does not help to reduce the feeling that this logical structure is some kind of secret knowledge to understand the universe. In addition to these complex higher level spiritual languages, the understanding of human experience itself can be directly connected to these operators, at least when viewing them through some particular perspective. Seemingly, there are no end<text:span text:style-name="T21">s</text:span> to all these strange properties that coincide with philosophical ideas. Integrated meta-logic with the object language in logic, is one of the consequences of fleshing out the theory to reason about the fact that these operators are tautological congruent, instead of normal congruent. It all falls out naturally, when treating Path Semantics as merely a study of how people use symbols, with a solid logical foundation. There is no reason to treat the theory as intrinsically spiritual, but since the bridge to theology is pretty clear, there are ways to interpret the theory in a spiritual sense, that challenges how history of philosophy is viewed as secular through modern lens. It it not my intention to make history of philosophy spiritual, where it is not, but to recognize where it overlaps with the contemporary language of spiritual mystery. I believe it is best to be honest about this connection, <text:span text:style-name="T21">because I believe it better explains both the history of philosophy and the history of religion, when mystics are allowed to take on roles as philosophers and vice versa.</text:span></text:p>
      <text:p text:style-name="P31"/>
      <text:p text:style-name="P32">Unfortunately, while I have gone into depth about this logical structure, I can not write about it here in full. I leave it up to the reader to explore the Path Semantics project and put the pieces of the puzzle together themselves. The foundation of Path Semantics is very deep and complex, so I can only provide limited perspectives of it in single texts. Using the naturalistic assumption, I do not think of the logic of spirituality as super-natural, but I believe it is fully explained in natural phenomena. Also, I do not believe that ancient people had all the insights one gets from the perspective of Path Semantics. Conversely, I believe ancient people had more insights too. Many of them are probably not possible to express, using this simplified logical structure.</text:p>
      <text:p text:style-name="P32"/>
      <text:p text:style-name="P33">In addition to this logical structure, there are other theories, such as the Theory of Avatar Extensions and Extreme Observer Selection Effects, that touches on similar topics but from different angles. I do not claim that this logical structure is the only theory that one can develop about how humans process symbols with spiritual meaning. Arguably, these other theories are even worse at muddying the waters. My current preference is to not think about these things from a spiritual perspective at all, unless I work specifically on bridging Path Semantics to theology. How I think about Path Semantics, is as a field on its own, with bridges to various domains of human knowledg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6-03-21T20:41:56.434063299</meta:creation-date>
    <dc:date>2026-03-22T02:59:58.682328373</dc:date>
    <meta:editing-duration>PT7M1S</meta:editing-duration>
    <meta:editing-cycles>1</meta:editing-cycles>
    <meta:document-statistic meta:table-count="0" meta:image-count="0" meta:object-count="0" meta:page-count="10" meta:paragraph-count="49" meta:word-count="7499" meta:character-count="46262" meta:non-whitespace-character-count="38810"/>
    <meta:generator>LibreOffice/7.2.2.2$MacOSX_X86_64 LibreOffice_project/02b2acce88a210515b4a5bb2e46cbfb63fe97d56</meta:generator>
  </office:meta>
</office:document-meta>
</file>